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InstancesQueryCompiler.compileOrderBy( OrderBy orderB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BFieldValueEq.DBFieldValueEq( String identifier , Object fiel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bernateInstancesQueryCompiler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InstancesQueryCompiler.compileIdentifierToValueCMP( IdentifierToValueCMP n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HibernateInstancesQueryCompiler.compileGreater( final Greater g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HibernateInstancesQueryCompiler.compileGE( final GE 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HibernateInstancesQueryCompiler.compileDisjunction( Collection &lt; CommandEvaluator &gt; chil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bernateInstancesQueryCompiler.compileEqual( final Equality eq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HibernateInstancesQueryCompiler.compileConjunction( Collection &lt; CommandEvaluator &gt; chil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bernateInstancesQueryCompiler.compileLess( final Less l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HibernateInstancesQueryCompiler.compile( final Query nod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ieldValueEquality.FieldValueEquality(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InstancesQueryCompil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InstancesQueryCompiler.compileLE( final LE 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HibernateInstancesQueryCompiler.evaluate( Object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InstancesQueryCompiler.compileIn( final In in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">
            <text:p text:style-name="Table_20_Contents">1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DBFieldValueEq.evaluate( Object param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InstancesQueryCompiler.evaluate( LogicExprNode expr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InstancesQueryCompiler.compileLike( final Like lik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HibernateInstancesQueryCompiler.evaluate( Session ses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ibernateInstancesQueryCompi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InstancesQueryCompiler.evaluate( Object param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bernateInstancesQueryCompiler.compileEvaluator( Object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ibernateInstancesQueryCompiler.getDBFie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